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44fbc"/>
    </style:style>
    <style:style style:name="P2" style:family="paragraph" style:parent-style-name="Standard">
      <style:paragraph-properties fo:text-align="center" style:justify-single-word="false"/>
      <style:text-properties officeooo:rsid="00031cf0" officeooo:paragraph-rsid="00031cf0"/>
    </style:style>
    <style:style style:name="P3" style:family="paragraph" style:parent-style-name="Standard">
      <style:paragraph-properties fo:text-align="start" style:justify-single-word="false"/>
      <style:text-properties officeooo:rsid="00031cf0" officeooo:paragraph-rsid="00031cf0"/>
    </style:style>
    <style:style style:name="P4" style:family="paragraph" style:parent-style-name="Standard">
      <style:paragraph-properties fo:text-align="start" style:justify-single-word="false"/>
      <style:text-properties officeooo:rsid="00044fbc" officeooo:paragraph-rsid="00044fbc"/>
    </style:style>
    <style:style style:name="T1" style:family="text">
      <style:text-properties officeooo:rsid="00031cf0"/>
    </style:style>
    <style:style style:name="T2" style:family="text">
      <style:text-properties officeooo:rsid="00044fbc"/>
    </style:style>
    <style:style style:name="T3" style:family="text">
      <style:text-properties officeooo:rsid="0005d3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äärittelyudokumentti</text:p>
      <text:p text:style-name="P3"/>
      <text:p text:style-name="P1"><text:span text:style-name="T1">Toteuta</text:span><text:span text:style-name="T2">n</text:span><text:span text:style-name="T1"> tietorakenteiden harjoitustyönä Rahtifirma NopsaToimitukselle ohjelman, jolla voidaan laskea optimi laatikoiden sijoitus annettuun tilaan. </text:span><text:span text:style-name="T2">Tämä vaikutti lopulta ainoalta itseä kiinnostavalta aiheelta sen liittyessä niin konkreettisesti yleiseen jokapäiväiseen ongelmaan.</text:span><text:span text:style-name="T1"> </text:span></text:p>
      <text:p text:style-name="P1"><text:span text:style-name="T1"><text:tab/>Eli yleisesti yritän ratkaista ongelman jossa tiettyyn tilaan sijoitettavat esineet, joiden koko tiedetään ennestään, saadaan ratkaistua, miten ne saadaan pienimpään mahdolliseen tilaan </text:span><text:span text:style-name="T2">pakattua. Ohjelmalle annetaan syötteeksi tila johon paketit pakataan, sekä listä paketeista ja niiden mitoista. Ohjelma sitten laskee järjestyksen pakeiteille ja tulostaa jonkinlaisen esityksen missä järjestyksessä paketit kuuluisi järjestää. </text:span></text:p>
      <text:p text:style-name="P4"><text:tab/>Hankaluuksina tälle aiheelle on se, <text:span text:style-name="T3">että en oikeastaan tiedä vielä millaisia algometrejä tulen käyttämään, ja sitä kautta millaisiin aika- ja tilavaativuuksiin pääsen. Pyrin suunnittelemaan asiaa vielä paperilla ja miettimään miten se käytännössä toteutuisi. Sitä kautta lähden toteuttamaan koodia hyvin yksinkertaisista asioista lähtien. <text:s/>Aika ja tilavaativuuksiin vaikuttaa kuitenkin jo se että yhden laatikon voi sijoittaa monella eri tapaa, ja kun laatikon “suuntaa” vaihtaa se saattaisikin sopia paremmin toisaalle. Alustavasti näiden perusteella ajattelisin että aikavaativuuden ovat isoja.</text:span></text:p>
      <text:p text:style-name="P3"/>
      <text:p text:style-name="P3"/>
      <text:p text:style-name="P3"> </text:p>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0T12:33:01</meta:creation-date>
    <dc:date>2013-05-10T23:24:09</dc:date>
    <meta:editing-duration>PT6M39S</meta:editing-duration>
    <meta:editing-cycles>2</meta:editing-cycles>
    <meta:generator>LibreOffice/4.0.2.2$Linux_X86_64 LibreOffice_project/400m0$Build-2</meta:generator>
    <meta:document-statistic meta:table-count="0" meta:image-count="0" meta:object-count="0" meta:page-count="1" meta:paragraph-count="5" meta:word-count="154" meta:character-count="1329" meta:non-whitespace-character-count="1173"/>
  </office:meta>
</office:document-meta>
</file>